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c0c0c0" draw:opacity="50%" draw:textarea-horizontal-align="justify" draw:textarea-vertical-align="middle" draw:auto-grow-height="false" draw:shadow-offset-x="0.203cm" draw:shadow-offset-y="0.203cm" draw:shadow-opacity="50%"/>
    </style:style>
    <style:style style:name="gr2" style:family="graphic" style:parent-style-name="standard">
      <style:graphic-properties draw:stroke="none" svg:stroke-color="#000000" draw:fill="solid" draw:fill-color="#ffffff" fo:min-height="1.143cm" draw:shadow-offset-x="0.203cm" draw:shadow-offset-y="0.203cm"/>
    </style:style>
    <style:style style:name="gr3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solid" draw:fill-color="#c0c0c0" fo:min-height="0.639cm"/>
    </style:style>
    <style:style style:name="gr5" style:family="graphic" style:parent-style-name="standard">
      <style:graphic-properties draw:stroke="none" svg:stroke-color="#000000" draw:fill="solid" draw:fill-color="#c0c0c0" fo:min-height="0.949cm"/>
    </style:style>
    <style:style style:name="gr6" style:family="graphic" style:parent-style-name="standard">
      <style:graphic-properties draw:stroke="none" svg:stroke-color="#000000" draw:fill="solid" draw:fill-color="#ffffff" fo:min-height="1.897cm" draw:shadow-offset-x="0.203cm" draw:shadow-offset-y="0.203cm"/>
    </style:style>
    <style:style style:name="gr7" style:family="graphic" style:parent-style-name="standard">
      <style:graphic-properties draw:stroke="none" svg:stroke-color="#000000" draw:fill="none" draw:fill-color="#ffffff" fo:min-height="0.635cm"/>
    </style:style>
    <style:style style:name="gr8" style:family="graphic" style:parent-style-name="standard">
      <style:graphic-properties draw:stroke="none" svg:stroke-color="#000000" draw:fill="solid" draw:fill-color="#c0c0c0" fo:min-height="0.101cm"/>
    </style:style>
    <style:style style:name="gr9" style:family="graphic" style:parent-style-name="standard">
      <style:graphic-properties draw:stroke="none" svg:stroke-color="#000000" draw:fill="none" draw:fill-color="#ffffff" fo:min-height="0.385cm"/>
    </style:style>
    <style:style style:name="gr10" style:family="graphic" style:parent-style-name="standard">
      <style:graphic-properties svg:stroke-color="#000000" draw:fill-color="#c0c0c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000000" draw:fill-color="#c0c0c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13" style:family="graphic" style:parent-style-name="standard">
      <style:graphic-properties svg:stroke-color="#000000" draw:fill-color="#c0c0c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solid" draw:fill-color="#c0c0c0" fo:min-height="0.553cm"/>
    </style:style>
    <style:style style:name="gr15" style:family="graphic" style:parent-style-name="standard">
      <style:graphic-properties draw:stroke="none" svg:stroke-color="#000000" draw:fill="solid" draw:fill-color="#ffffff" fo:min-height="1.689cm" draw:shadow-offset-x="0.203cm" draw:shadow-offset-y="0.203cm"/>
    </style:style>
    <style:style style:name="gr1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line-height="100%" fo:text-align="center"/>
    </style:style>
    <style:style style:name="P5" style:family="paragraph">
      <style:paragraph-properties fo:line-height="100%"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line-height="100%"/>
    </style:style>
    <style:style style:name="P8" style:family="paragraph">
      <style:paragraph-properties fo:line-height="100%"/>
      <style:text-properties fo:font-size="12pt" style:font-size-asian="12pt" style:font-size-complex="12pt"/>
    </style:style>
    <style:style style:name="P9" style:family="paragraph">
      <style:text-properties fo:font-size="15pt" style:font-size-asian="15pt" style:font-size-complex="15pt"/>
    </style:style>
    <style:style style:name="P10" style:family="paragraph">
      <style:paragraph-properties fo:text-align="start"/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10.287cm" svg:x="1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159cm" svg:height="2.147cm" svg:x="2.461cm" svg:y="6.19cm">
          <draw:text-box>
            <text:list text:style-name="L1">
              <text:list-item>
                <text:p><text:span text:style-name="T1">Ftp</text:span></text:p>
              </text:list-item>
              <text:list-item>
                <text:p><text:span text:style-name="T1">Http</text:span></text:p>
              </text:list-item>
              <text:list-item>
                <text:p><text:span text:style-name="T1">Rest </text:span></text:p>
              </text:list-item>
              <text:list-item>
                <text:p><text:span text:style-name="T1">soap</text:span></text:p>
              </text:list-item>
            </text:list>
          </draw:text-box>
        </draw:frame>
        <draw:custom-shape draw:style-name="gr3" draw:text-style-name="P1" draw:layer="layout" svg:width="3.683cm" svg:height="3.937cm" svg:x="1.73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3.556cm" svg:height="0.889cm" svg:x="1.793cm" svg:y="4.937cm">
          <draw:text-box>
            <text:p text:style-name="P1"><text:span text:style-name="T1">Input channels</text:span></text:p>
          </draw:text-box>
        </draw:frame>
        <draw:frame draw:style-name="gr2" draw:text-style-name="P2" draw:layer="layout" svg:width="2.73cm" svg:height="2.147cm" svg:x="2.206cm" svg:y="6.334cm">
          <draw:text-box>
            <text:list text:style-name="L1">
              <text:list-item>
                <text:p><text:span text:style-name="T1">FTP</text:span></text:p>
              </text:list-item>
              <text:list-item>
                <text:p><text:span text:style-name="T1">HTTP</text:span></text:p>
              </text:list-item>
              <text:list-item>
                <text:p><text:span text:style-name="T1">REST </text:span></text:p>
              </text:list-item>
              <text:list-item>
                <text:p><text:span text:style-name="T1">SOAP</text:span></text:p>
              </text:list-item>
            </text:list>
          </draw:text-box>
        </draw:frame>
        <draw:custom-shape draw:style-name="gr3" draw:text-style-name="P1" draw:layer="layout" svg:width="3.429cm" svg:height="3.797cm" svg:x="1.826cm" svg:y="9.4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3.185cm" svg:height="1.199cm" svg:x="1.948cm" svg:y="9.546cm">
          <draw:text-box>
            <text:p text:style-name="P4"><text:span text:style-name="T1">Document</text:span></text:p>
            <text:p text:style-name="P4"><text:span text:style-name="T1">presentation</text:span></text:p>
          </draw:text-box>
        </draw:frame>
        <draw:frame draw:style-name="gr6" draw:text-style-name="P2" draw:layer="layout" svg:width="2.794cm" svg:height="2.147cm" svg:x="2.143cm" svg:y="10.889cm">
          <draw:text-box>
            <text:list text:style-name="L1">
              <text:list-item>
                <text:p><text:span text:style-name="T1">View</text:span></text:p>
              </text:list-item>
              <text:list-item>
                <text:p><text:span text:style-name="T1">Search</text:span></text:p>
              </text:list-item>
              <text:list-item>
                <text:p><text:span text:style-name="T1">Group</text:span></text:p>
              </text:list-item>
              <text:list-item>
                <text:p><text:span text:style-name="T1">Manage</text:span></text:p>
              </text:list-item>
            </text:list>
          </draw:text-box>
        </draw:frame>
        <draw:frame draw:style-name="gr7" draw:layer="layout" svg:width="3.81cm" svg:height="0.962cm" svg:x="1.635cm" svg:y="13.671cm">
          <draw:text-box>
            <text:p>Web front</text:p>
          </draw:text-box>
        </draw:frame>
        <draw:custom-shape draw:style-name="gr1" draw:text-style-name="P1" draw:layer="layout" svg:width="6.477cm" svg:height="10.287cm" svg:x="7.161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253cm" svg:height="3.048cm" svg:x="8.304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4.191cm" svg:height="1.199cm" svg:x="8.335cm" svg:y="5.064cm">
          <draw:text-box>
            <text:p text:style-name="P1"><text:span text:style-name="T1">Production Service</text:span></text:p>
          </draw:text-box>
        </draw:frame>
        <draw:frame draw:style-name="gr2" draw:text-style-name="P8" draw:layer="layout" svg:width="2.543cm" svg:height="1.393cm" svg:x="9.159cm" svg:y="6.08cm">
          <draw:text-box>
            <text:p text:style-name="P7"><text:span text:style-name="T1">Workflow Engine</text:span></text:p>
          </draw:text-box>
        </draw:frame>
        <draw:g xml:id="id5" draw:id="id5">
          <draw:custom-shape draw:style-name="gr3" draw:text-style-name="P1" draw:layer="layout" svg:width="3.321cm" svg:height="1.553cm" svg:x="8.739cm" svg:y="12.1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3" draw:layer="layout" svg:width="2.729cm" svg:height="1.199cm" svg:x="9.035cm" svg:y="12.247cm">
            <draw:text-box>
              <text:p text:style-name="P3">Retrieval Service</text:p>
            </draw:text-box>
          </draw:frame>
        </draw:g>
        <draw:frame draw:style-name="gr9" draw:text-style-name="P9" draw:layer="layout" svg:width="6.737cm" svg:height="0.839cm" svg:x="7.031cm" svg:y="13.798cm">
          <draw:text-box>
            <text:p><text:span text:style-name="T2">Application Server Cluster</text:span></text:p>
          </draw:text-box>
        </draw:frame>
        <draw:g xml:id="id6" draw:id="id6">
          <draw:custom-shape draw:style-name="gr10" draw:text-style-name="P1" xml:id="id1" draw:id="id1" draw:layer="layout" svg:width="1.778cm" svg:height="1.397cm" svg:x="8.939cm" svg:y="8.84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xml:id="id2" draw:id="id2" draw:layer="layout" svg:width="1.778cm" svg:height="1.397cm" svg:x="9.32cm" svg:y="9.0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xml:id="id3" draw:id="id3" draw:layer="layout" svg:width="1.778cm" svg:height="1.397cm" svg:x="9.701cm" svg:y="9.35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3" xml:id="id4" draw:id="id4" draw:layer="layout" svg:width="1.778cm" svg:height="1.397cm" svg:x="10.082cm" svg:y="9.607cm">
            <text:p text:style-name="P3"><text:span text:style-name="T1">Worker</text:span><text:span text:style-name="T1"><text:line-break/></text:span><text:span text:style-name="T1">nod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" draw:text-style-name="P1" draw:layer="layout" svg:width="5.842cm" svg:height="5.715cm" svg:x="14.716cm" svg:y="8.9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layer="layout" svg:width="3.175cm" svg:height="0.962cm" svg:x="16.05cm" svg:y="13.671cm">
          <draw:text-box>
            <text:p>Data Tier</text:p>
          </draw:text-box>
        </draw:frame>
        <draw:g xml:id="id7" draw:id="id7">
          <draw:custom-shape draw:style-name="gr12" draw:text-style-name="P10" draw:layer="layout" svg:width="4.699cm" svg:height="2.413cm" svg:x="15.288cm" svg:y="11.004cm">
            <text:p text:style-name="P10"><text:span text:style-name="T1">Identity Store</text:span></text:p>
            <text:list text:style-name="L1">
              <text:list-item>
                <text:p text:style-name="P10"><text:span text:style-name="T1">Users</text:span></text:p>
              </text:list-item>
              <text:list-item>
                <text:p text:style-name="P10"><text:span text:style-name="T1">Permissions</text:span></text:p>
              </text:list-item>
            </text:list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0" draw:layer="layout" svg:width="4.699cm" svg:height="2.413cm" svg:x="15.288cm" svg:y="9.226cm">
            <text:p text:style-name="P10"><text:span text:style-name="T1">Document Store</text:span></text:p>
            <text:list text:style-name="L1">
              <text:list-item>
                <text:p text:style-name="P10"><text:span text:style-name="T1">Metadata</text:span></text:p>
              </text:list-item>
              <text:list-item>
                <text:p text:style-name="P10"><text:span text:style-name="T1">Document versions</text:span></text:p>
              </text:list-item>
            </text:list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13" draw:text-style-name="P1" xml:id="id9" draw:id="id9" draw:layer="layout" svg:width="1.524cm" svg:height="1.016cm" svg:x="16.24cm" svg:y="6.842cm">
          <text:p/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1" draw:layer="layout" svg:width="1.524cm" svg:height="1.016cm" svg:x="15.986cm" svg:y="7.096cm">
          <text:p/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11" xml:id="id8" draw:id="id8" draw:layer="layout" svg:width="1.524cm" svg:height="1.016cm" svg:x="15.732cm" svg:y="7.35cm">
          <text:p text:style-name="P1"><text:span text:style-name="T3">docs</text:span>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draw:layer="layout" svg:width="4.318cm" svg:height="3.556cm" svg:x="15.097cm" svg:y="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3" draw:layer="layout" svg:width="3.85cm" svg:height="0.803cm" svg:x="15.331cm" svg:y="2.766cm">
          <draw:text-box>
            <text:p text:style-name="P1"><text:span text:style-name="T1">Output channels</text:span></text:p>
          </draw:text-box>
        </draw:frame>
        <draw:frame draw:style-name="gr15" draw:text-style-name="P2" draw:layer="layout" svg:width="2.996cm" svg:height="2.147cm" svg:x="15.758cm" svg:y="3.874cm">
          <draw:text-box>
            <text:list text:style-name="L1">
              <text:list-item>
                <text:p><text:span text:style-name="T1">E-mail</text:span></text:p>
              </text:list-item>
              <text:list-item>
                <text:p><text:span text:style-name="T1">PDF</text:span></text:p>
              </text:list-item>
              <text:list-item>
                <text:p><text:span text:style-name="T1">E-invoice</text:span></text:p>
              </text:list-item>
              <text:list-item>
                <text:p><text:span text:style-name="T1">Print mail</text:span></text:p>
              </text:list-item>
            </text:list>
          </draw:text-box>
        </draw:frame>
        <draw:connector draw:style-name="gr16" draw:text-style-name="P1" draw:layer="layout" draw:type="line" svg:x1="5.413cm" svg:y1="6.778cm" svg:x2="8.304cm" svg:y2="6.334cm" svg:d="m5413 6778 2891-444" svg:viewBox="0 0 2892 445">
          <text:p/>
        </draw:connector>
        <draw:connector draw:style-name="gr16" draw:text-style-name="P1" draw:layer="layout" draw:type="line" svg:x1="10.43cm" svg:y1="7.858cm" svg:x2="9.828cm" svg:y2="8.845cm" draw:end-shape="id1" draw:end-glue-point="0" svg:d="m10430 7858-602 987" svg:viewBox="0 0 603 988">
          <text:p/>
        </draw:connector>
        <draw:connector draw:style-name="gr16" draw:text-style-name="P1" draw:layer="layout" draw:type="line" svg:x1="10.43cm" svg:y1="7.858cm" svg:x2="10.209cm" svg:y2="9.099cm" draw:end-shape="id2" svg:d="m10430 7858-221 1241" svg:viewBox="0 0 222 1242">
          <text:p/>
        </draw:connector>
        <draw:connector draw:style-name="gr16" draw:text-style-name="P1" draw:layer="layout" draw:type="line" svg:x1="10.43cm" svg:y1="7.858cm" svg:x2="10.59cm" svg:y2="9.353cm" draw:end-shape="id3" draw:end-glue-point="0" svg:d="m10430 7858 160 1495" svg:viewBox="0 0 161 1496">
          <text:p/>
        </draw:connector>
        <draw:connector draw:style-name="gr16" draw:text-style-name="P1" draw:layer="layout" draw:type="line" svg:x1="10.43cm" svg:y1="7.858cm" svg:x2="10.971cm" svg:y2="9.607cm" draw:end-shape="id4" draw:end-glue-point="0" svg:d="m10430 7858 541 1749" svg:viewBox="0 0 542 1750">
          <text:p/>
        </draw:connector>
        <draw:connector draw:style-name="gr16" draw:text-style-name="P1" draw:layer="layout" draw:type="line" svg:x1="5.255cm" svg:y1="11.321cm" svg:x2="8.739cm" svg:y2="12.923cm" draw:end-shape="id5" svg:d="m5255 11321 3484 1602" svg:viewBox="0 0 3485 1603">
          <text:p/>
        </draw:connector>
        <draw:connector draw:style-name="gr16" draw:text-style-name="P1" draw:layer="layout" draw:type="line" svg:x1="10.399cm" svg:y1="12.147cm" svg:x2="10.399cm" svg:y2="11.004cm" draw:start-shape="id5" draw:start-glue-point="0" draw:end-shape="id6" svg:d="m10399 12147v-1143" svg:viewBox="0 0 1 1144">
          <text:p/>
        </draw:connector>
        <draw:connector draw:style-name="gr16" draw:text-style-name="P1" draw:layer="layout" draw:type="line" svg:x1="12.06cm" svg:y1="12.923cm" svg:x2="15.288cm" svg:y2="11.321cm" draw:start-shape="id5" draw:start-glue-point="1" draw:end-shape="id7" svg:d="m12060 12923 3228-1602" svg:viewBox="0 0 3229 1603">
          <text:p/>
        </draw:connector>
        <draw:connector draw:style-name="gr16" draw:text-style-name="P1" draw:layer="layout" draw:type="line" svg:x1="12.557cm" svg:y1="6.334cm" svg:x2="15.732cm" svg:y2="7.858cm" draw:end-shape="id8" svg:d="m12557 6334 3175 1524" svg:viewBox="0 0 3176 1525">
          <text:p/>
        </draw:connector>
        <draw:connector draw:style-name="gr16" draw:text-style-name="P1" draw:layer="layout" draw:type="line" svg:x1="17.002cm" svg:y1="6.842cm" svg:x2="17.256cm" svg:y2="6.207cm" draw:start-shape="id9" draw:start-glue-point="4" svg:d="m17002 6842 254-635" svg:viewBox="0 0 255 6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3T11:28:06</meta:creation-date>
    <dc:date>2014-05-20T10:04:42</dc:date>
    <meta:editing-duration>PT18M28S</meta:editing-duration>
    <meta:editing-cycles>6</meta:editing-cycles>
    <meta:generator>LibreOffice/4.0.2.2$Linux_X86_64 LibreOffice_project/400m0$Build-2</meta:generator>
    <meta:document-statistic meta:object-count="43"/>
  </office:meta>
</office:document-meta>
</file>